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erif"/>
    <style:font-face style:name="標楷體" svg:font-family="標楷體"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language-asian="zh" style:country-asian="TW" style:font-size-complex="18pt"/>
    </style:style>
    <style:style style:name="P3" style:family="paragraph" style:parent-style-name="Standard">
      <style:paragraph-properties fo:line-height="150%" fo:text-align="start" style:justify-single-word="false"/>
      <style:text-properties fo:font-variant="normal" fo:text-transform="none" fo:color="#000000" style:font-name="標楷體" fo:font-size="14pt" fo:letter-spacing="normal" style:font-name-asian="標楷體" style:font-size-asian="14pt" style:language-asian="zh" style:country-asian="TW" style:font-style-asian="normal" style:font-weight-asian="normal" style:font-size-complex="14pt"/>
    </style:style>
    <style:style style:name="P4" style:family="paragraph" style:parent-style-name="Standard" style:list-style-name="L1">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5" style:family="paragraph" style:parent-style-name="Standard" style:list-style-name="L2">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6" style:family="paragraph" style:parent-style-name="Standard" style:list-style-name="L5">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7" style:family="paragraph" style:parent-style-name="Standard" style:list-style-name="L5">
      <style:paragraph-properties fo:line-height="150%" fo:text-align="start" style:justify-single-word="false"/>
      <style:text-properties style:font-name="標楷體" fo:font-size="14pt" fo:font-weight="normal" style:font-name-asian="標楷體" style:font-size-asian="14pt" style:font-weight-asian="normal" style:font-size-complex="14pt" style:font-weight-complex="normal"/>
    </style:style>
    <style:style style:name="P8" style:family="paragraph" style:parent-style-name="Standard" style:list-style-name="L2">
      <style:paragraph-properties fo:line-height="150%" fo:text-align="start" style:justify-single-word="false"/>
      <style:text-properties fo:font-size="14pt" style:font-name-asian="標楷體" style:font-size-asian="14pt" style:language-asian="zh" style:country-asian="TW" style:font-size-complex="14pt"/>
    </style:style>
    <style:style style:name="P9" style:family="paragraph" style:parent-style-name="Standard" style:list-style-name="L3">
      <style:paragraph-properties fo:line-height="150%" fo:text-align="start" style:justify-single-word="false"/>
      <style:text-properties fo:font-size="14pt" style:font-name-asian="標楷體" style:font-size-asian="14pt" style:language-asian="zh" style:country-asian="TW" style:font-size-complex="14pt"/>
    </style:style>
    <style:style style:name="P10" style:family="paragraph" style:parent-style-name="Standard" style:list-style-name="L4">
      <style:paragraph-properties fo:line-height="150%" fo:text-align="start" style:justify-single-word="false"/>
      <style:text-properties fo:font-size="14pt" style:font-name-asian="標楷體" style:font-size-asian="14pt" style:language-asian="zh" style:country-asian="TW" style:font-size-complex="14pt"/>
    </style:style>
    <style:style style:name="P11" style:family="paragraph" style:parent-style-name="Standard" style:list-style-name="L3">
      <style:paragraph-properties fo:line-height="150%" fo:text-align="start" style:justify-single-word="false"/>
    </style:style>
    <style:style style:name="P12" style:family="paragraph" style:parent-style-name="Standard" style:list-style-name="L3">
      <style:paragraph-properties fo:line-height="150%" fo:text-align="start" style:justify-single-word="false"/>
      <style:text-properties style:font-name="Times New Roman1" fo:font-size="14pt" fo:letter-spacing="0.049cm" fo:language="en" fo:country="US" style:font-name-asian="標楷體" style:font-size-asian="14pt" style:language-asian="zh" style:country-asian="TW" style:font-size-complex="14pt"/>
    </style:style>
    <style:style style:name="P13" style:family="paragraph" style:parent-style-name="Standard" style:list-style-name="L5">
      <style:paragraph-properties fo:line-height="150%" fo:text-align="start" style:justify-single-word="false"/>
      <style:text-properties fo:font-variant="normal" fo:text-transform="none" fo:color="#000000" style:font-name="標楷體" fo:font-size="14pt" fo:letter-spacing="normal" style:font-name-asian="標楷體" style:font-size-asian="14pt" style:language-asian="zh" style:country-asian="TW" style:font-style-asian="normal" style:font-weight-asian="normal" style:font-size-complex="14pt"/>
    </style:style>
    <style:style style:name="P14" style:family="paragraph" style:parent-style-name="Text_20_body" style:list-style-name="L5">
      <style:paragraph-properties fo:line-height="150%" fo:text-align="start" style:justify-single-word="false"/>
      <style:text-properties style:font-name="標楷體" fo:font-size="14pt" fo:font-weight="normal" style:font-name-asian="標楷體" style:font-size-asian="14pt" style:font-weight-asian="normal" style:font-size-complex="14pt" style:font-weight-complex="normal"/>
    </style:style>
    <style:style style:name="T1" style:family="text">
      <style:text-properties style:language-asian="zh" style:country-asian="TW"/>
    </style:style>
    <style:style style:name="T2" style:family="text">
      <style:text-properties fo:font-size="14pt" style:font-name-asian="標楷體" style:font-size-asian="14pt" style:language-asian="zh" style:country-asian="TW" style:font-size-complex="14pt"/>
    </style:style>
    <style:style style:name="T3" style:family="text">
      <style:text-properties fo:font-variant="normal" fo:text-transform="none" fo:color="#000000" fo:letter-spacing="normal" style:language-asian="zh" style:country-asian="TW" style:font-style-asian="normal"/>
    </style:style>
    <style:style style:name="T4" style:family="text">
      <style:text-properties fo:font-variant="normal" fo:text-transform="none" fo:color="#000000" fo:letter-spacing="normal" fo:language="en" fo:country="US" style:language-asian="zh" style:country-asian="TW" style:font-style-asian="normal"/>
    </style:style>
    <style:style style:name="T5" style:family="text">
      <style:text-properties fo:font-variant="normal" fo:text-transform="none" fo:color="#000000" style:font-name="Times New Roman" fo:letter-spacing="normal" fo:font-style="normal" fo:font-weight="normal" style:font-name-asian="標楷體" style:font-style-asian="normal" style:font-weight-asian="normal"/>
    </style:style>
    <style:style style:name="T6" style:family="text">
      <style:text-properties fo:font-variant="normal" fo:text-transform="none" fo:color="#000000" style:font-name="Times New Roman" fo:letter-spacing="normal" fo:font-style="normal" fo:font-weight="normal" style:font-style-asian="normal" style:font-weight-asian="normal"/>
    </style:style>
    <style:style style:name="T7" style:family="text">
      <style:text-properties style:font-name="標楷體"/>
    </style:style>
    <style:style style:name="T8" style:family="text">
      <style:text-properties style:font-name="標楷體" fo:language="en" fo:country="US"/>
    </style:style>
    <style:style style:name="T9" style:family="text">
      <style:text-properties style:font-name="Times New Roman1" fo:font-size="14pt" fo:letter-spacing="0.049cm" fo:language="en" fo:country="US" style:font-name-asian="標楷體" style:font-size-asian="14pt" style:language-asian="zh" style:country-asian="TW" style:font-size-complex="14pt"/>
    </style:style>
    <style:style style:name="T10" style:family="text">
      <style:text-properties fo:language="en" fo:country="US"/>
    </style:style>
    <style:style style:name="T11" style:family="text">
      <style:text-properties fo:language="en" fo:country="US" style:language-asian="zh" style:country-asian="TW"/>
    </style:style>
    <text:list-style style:name="L1">
      <text:list-level-style-number text:leve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Numbering_20_Symbols" style:num-prefix="（" style:num-suffix="）" style:num-format="一, 二, 三, ...">
        <style:list-level-properties text:list-level-position-and-space-mode="label-alignment">
          <style:list-level-label-alignment text:label-followed-by="nothing" fo:text-indent="-1.529cm" fo:margin-left="2.1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一, 二, 三, ..." text:start-value="6">
        <style:list-level-properties text:list-level-position-and-space-mode="label-alignment">
          <style:list-level-label-alignment text:label-followed-by="nothing"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基隆市安樂地政事務所</text:p>
      <text:p text:style-name="P2">105年度9月份第1次主管會議紀錄</text:p>
      <text:p text:style-name="P2"/>
      <text:list xml:id="list1071370066946335162" text:style-name="L1">
        <text:list-item>
          <text:p text:style-name="P4">時間：中華民國105年9月7日下午2時整</text:p>
        </text:list-item>
        <text:list-item>
          <text:p text:style-name="P4">地點：三樓民眾談室</text:p>
        </text:list-item>
        <text:list-item>
          <text:p text:style-name="P4">主席：李主任慶華</text:p>
        </text:list-item>
        <text:list-item>
          <text:p text:style-name="P4">出席人員：張乃文、陳宗良、周力行、李美玲、潘惠婉 <text:s text:c="3"/>紀錄：陳苑蒨</text:p>
        </text:list-item>
        <text:list-item>
          <text:p text:style-name="P4">各單位報告事項：</text:p>
        </text:list-item>
      </text:list>
      <text:list xml:id="list8049830461481996376" text:style-name="L2">
        <text:list-item>
          <text:p text:style-name="P8">第一課</text:p>
        </text:list-item>
      </text:list>
      <text:list xml:id="list5828084149992975949" text:style-name="L3">
        <text:list-item>
          <text:p text:style-name="P9">本課105年8月業務推動情形如下：</text:p>
          <text:list>
            <text:list-item>
              <text:list>
                <text:list-item>
                  <text:p text:style-name="P9">登記案件(含一般、速件、限制登記)：2,570件，較105年7月多374件【105年7月：2,196件】。</text:p>
                </text:list-item>
                <text:list-item>
                  <text:p text:style-name="P9">午休諮詢不打烊服務：386件，較105年7月多36件【105年7月：350件】。</text:p>
                </text:list-item>
                <text:list-item>
                  <text:p text:style-name="P9">到府服務案件：0件。</text:p>
                </text:list-item>
                <text:list-item>
                  <text:p text:style-name="P9">延長服務預約領件：0件</text:p>
                </text:list-item>
              </text:list>
            </text:list-item>
          </text:list>
        </text:list-item>
        <text:list-item>
          <text:p text:style-name="P9">本課截至今日各年度未領案件數量計：86年至100年共24件、101年2件、102年8件、103年2件、104年14件，持續通知領件。</text:p>
        </text:list-item>
        <text:list-item>
          <text:p text:style-name="P9">本課105年8月受理人民申請退還當年度屬2萬元以下之地政規費案件計4件，皆依規定當場領訖。</text:p>
        </text:list-item>
        <text:list-item>
          <text:p text:style-name="P9">本課105年8月更正登案：合計65件，其中：</text:p>
          <text:list>
            <text:list-item>
              <text:list>
                <text:list-item>
                  <text:p text:style-name="P9">歷史資料錯誤與他機關單位囑託：37件。</text:p>
                </text:list-item>
                <text:list-item>
                  <text:p text:style-name="P9">現行登記錯誤：2件</text:p>
                </text:list-item>
                <text:list-item>
                  <text:p text:style-name="P9">其餘為隨案加掛更正。</text:p>
                </text:list-item>
              </text:list>
            </text:list-item>
          </text:list>
        </text:list-item>
        <text:list-item>
          <text:p text:style-name="P9">本課8月暫存列管公文0件。</text:p>
        </text:list-item>
        <text:list-item>
          <text:p text:style-name="P9">業務抽查7件(計有謄本、登記收件簿、書狀補給、建物所有權第一次<text:soft-page-break/>登記)，無嚴重缺失。</text:p>
        </text:list-item>
        <text:list-item>
          <text:p text:style-name="P11"><text:span text:style-name="T2">本課8月：</text:span><text:span text:style-name="T9">投訴事件0件、創新服務3件、流程簡化10件。</text:span></text:p>
        </text:list-item>
        <text:list-item>
          <text:p text:style-name="P12">本課9月份法令研討暫訂於9、23日辦理。</text:p>
        </text:list-item>
        <text:list-item>
          <text:p text:style-name="P12">本所謄本前天花板業已油漆，感謝三課替代役同仁協助。</text:p>
        </text:list-item>
      </text:list>
      <text:list xml:id="list36447382" text:continue-list="list8049830461481996376" text:style-name="L2">
        <text:list-item>
          <text:p text:style-name="P8">第二課</text:p>
          <text:list>
            <text:list-item>
              <text:p text:style-name="P8">本課105年8月土地複丈案件計有：</text:p>
              <text:list>
                <text:list-item>
                  <text:p text:style-name="P8">土地鑑界案24件50筆。</text:p>
                </text:list-item>
                <text:list-item>
                  <text:p text:style-name="P8">土地分割案10件17筆。</text:p>
                </text:list-item>
              </text:list>
              <text:p text:style-name="P8">合計34件67筆。</text:p>
              <text:p text:style-name="P8">界標銷售宅配13件20筆95支，實埋40支，平均每筆銷售1.58支，平均每筆實埋0.66支。</text:p>
            </text:list-item>
            <text:list-item>
              <text:p text:style-name="P8">本課105年8月人民申請退還複丈規費案件10件，當年度2萬元以下10件，均已領訖。</text:p>
            </text:list-item>
            <text:list-item>
              <text:p text:style-name="P8">有關本市基線場經緯儀觀測檢校一事，業於9月1日辦理完竣。</text:p>
            </text:list-item>
            <text:list-item>
              <text:p text:style-name="P8">有關七堵區友蚋段港口小段13-4地號土地，因申請人對登記面有疑義提出賠償請求，煩請一課接到前揭地號土地移轉申請時，通知本課。</text:p>
            </text:list-item>
          </text:list>
        </text:list-item>
        <text:list-item>
          <text:p text:style-name="P8">第三課</text:p>
          <text:list>
            <text:list-item>
              <text:p text:style-name="P8">送交總務之本所105年8月奉核以零用金支付案件共23件，均已領取；另本所105年8月無2萬元以上及跨年度退費申請案。</text:p>
            </text:list-item>
            <text:list-item>
              <text:p text:style-name="P8">本課105年8月無民眾投訴，「電話代查公告現值創新服務」、「網路申請歷年公告地價資料」及「網路申請檔案閱覽抄錄複製」業於網路宣導，電話代查服務105年8月共服務9件。</text:p>
            </text:list-item>
            <text:list-item>
              <text:p text:style-name="P8">請各課轉知且，駕駛公務車時請確實執行全時段開頭燈措施，以降低交通事故風險，維護交通安全。</text:p>
            </text:list-item>
            <text:list-item>
              <text:p text:style-name="P8">下周果開始中秋節四天連假，請各課提醒同仁星期三下班時確實關閉<text:soft-page-break/>電腦、事務機、電器用品、水龍頭及門窗等，同仁如需加班請依正確程序解除及設定保全系統。</text:p>
            </text:list-item>
          </text:list>
        </text:list-item>
        <text:list-item>
          <text:p text:style-name="P8">人事</text:p>
          <text:list>
            <text:list-item>
              <text:p text:style-name="P8">本所第二課測量員林承翰參加基隆市政府<text:span text:style-name="T10">105</text:span>年度公務人員專書心得寫作競賽，榮獲佳作獎，獲頒獎狀一只。</text:p>
            </text:list-item>
            <text:list-item>
              <text:p text:style-name="P8">為增進服務效能，公保部已建置完成「公教人員保險網路作業 <text:span text:style-name="T10">e </text:span>系統」被保險人網路作業功能，提供參加公教人員保險的同仁踴躍使用本作業系統查詢個人公保資料或試算各項給付。 <text:s/></text:p>
            </text:list-item>
          </text:list>
        </text:list-item>
        <text:list-item>
          <text:p text:style-name="P8">會計</text:p>
          <text:list>
            <text:list-item>
              <text:p text:style-name="P8">依據105年8月5日審基市一字第1050002037號函，本所104年度單位決算業已審核竣事，有關歲入保留請積極清理。</text:p>
            </text:list-item>
            <text:list-item>
              <text:p text:style-name="P5">本所106年度單位預算概算，8月9日已初審完畢，有關第二課重測案，嗣審核小組通知後辦理後續修正。</text:p>
            </text:list-item>
            <text:list-item>
              <text:p text:style-name="P8"><text:span text:style-name="T7">「工程獎金支給表」業經行政院訂定，並自一百零六年一月一日生效，同日停止適用「中央各級行政機關工程獎金支給原則」及「地方各級行政機關工程獎金支給原則」。</text:span><text:span text:style-name="T7"> </text:span></text:p>
            </text:list-item>
            <text:list-item>
              <text:p text:style-name="P8"><text:span text:style-name="T7">中秋節（</text:span><text:span text:style-name="T8">9</text:span><text:span text:style-name="T7">月</text:span><text:span text:style-name="T8">15</text:span><text:span text:style-name="T7">日）適逢星期四，調整星期五（</text:span><text:span text:style-name="T8">9</text:span><text:span text:style-name="T7">月</text:span><text:span text:style-name="T8">16</text:span><text:span text:style-name="T7">日）為放假日，並於</text:span><text:span text:style-name="T8">9</text:span><text:span text:style-name="T7">月</text:span><text:span text:style-name="T8">10</text:span><text:span text:style-name="T7">日（星期六）補行上班。 </text:span></text:p>
            </text:list-item>
            <text:list-item>
              <text:p text:style-name="P8"><text:span text:style-name="T7">本所同仁</text:span><text:span text:style-name="T8">105</text:span><text:span text:style-name="T7">學年度第</text:span><text:span text:style-name="T8">1</text:span><text:span text:style-name="T7">學期子女教育補助業已請領完竣。 </text:span></text:p>
            </text:list-item>
          </text:list>
        </text:list-item>
        <text:list-item>
          <text:p text:style-name="P8">政風</text:p>
          <text:list>
            <text:list-item>
              <text:p text:style-name="P8">有關105年財產定期申報透過「法務部公職人員財產申報系統」之相關配合事項公文，業已傳閱財產申報人員，有意者請依函示規定辦理。</text:p>
            </text:list-item>
          </text:list>
        </text:list-item>
        <text:list-item>
          <text:p text:style-name="P8">研考</text:p>
        </text:list-item>
      </text:list>
      <text:list xml:id="list1427589177272064409" text:style-name="L4">
        <text:list-item>
          <text:list>
            <text:list-item>
              <text:p text:style-name="P10">105年8月業務宣導：網站1則、粉絲專頁2則。</text:p>
            </text:list-item>
            <text:list-item>
              <text:p text:style-name="P10">本年度「為民服務滿意度問卷調查」於9月5日(星期一)起至9月23<text:soft-page-break/>日(星期五)舉辦，已請各課臨櫃人員及志工協助辦理。</text:p>
            </text:list-item>
            <text:list-item>
              <text:p text:style-name="P10">本年度「員工滿意度問卷調查」訂於9月12日(星期一)辦理，請各課課長轉知同仁配合辦理。</text:p>
            </text:list-item>
          </text:list>
        </text:list-item>
      </text:list>
      <text:list xml:id="list2776067824193614542" text:style-name="L5">
        <text:list-item>
          <text:p text:style-name="P6">報告決議事項</text:p>
          <text:list>
            <text:list-item>
              <text:p text:style-name="P13">請一課相關同仁注意辦理案件之正確性。</text:p>
            </text:list-item>
            <text:list-item>
              <text:p text:style-name="P6"><text:span text:style-name="T6">請二課辦理分割案件時注意提高界標之埋設比率，以符地籍測量實施規則第242、253條規定</text:span><text:span text:style-name="T5">。</text:span></text:p>
            </text:list-item>
            <text:list-item>
              <text:p text:style-name="P13">地政士座談請各課至少提出一則提案。</text:p>
            </text:list-item>
          </text:list>
        </text:list-item>
        <text:list-item>
          <text:p text:style-name="P6">主席指示事項</text:p>
          <text:list>
            <text:list-item>
              <text:p text:style-name="P7"><text:bookmark text:name="yui_3_16_0_ym19_1_1473645335108_2241"/><text:bookmark text:name="yui_3_16_0_ym19_1_1473645335108_2240"/><text:span text:style-name="T3">參加外單位開會及受訓應全程參與，非有特殊原因不要中途離開。</text:span><text:span text:style-name="T3"> </text:span></text:p>
            </text:list-item>
            <text:list-item>
              <text:p text:style-name="P7"><text:bookmark text:name="yui_3_16_0_ym19_1_1473645335108_2237"/><text:bookmark text:name="yui_3_16_0_ym19_1_1473645335108_2236"/><text:span text:style-name="T3">測量儀器維修費高，仍請同仁小心使用</text:span><text:span text:style-name="T3">。 </text:span></text:p>
            </text:list-item>
            <text:list-item>
              <text:p text:style-name="P7"><text:bookmark text:name="yui_3_16_0_ym19_1_1473645335108_2232"/><text:bookmark text:name="yui_3_16_0_ym19_1_1473645335108_2235"/><text:bookmark text:name="yui_3_16_0_ym19_1_1473645335108_2234"/><text:span text:style-name="T1">友蚋段港口小段</text:span><text:bookmark text:name="yui_3_16_0_ym19_1_1473645335108_2315"/><text:span text:style-name="T11">13-4</text:span><text:span text:style-name="T1">地號</text:span><text:bookmark text:name="yui_3_16_0_ym19_1_1473645335108_2316"/><text:span text:style-name="T11">39</text:span><text:span text:style-name="T1">年分割面積錯誤圖簿不符民眾申請賠償案，請二課徹底查明，並將周</text:span><text:bookmark text:name="yui_3_16_0_ym19_1_1473645335108_2231"/><text:bookmark text:name="yui_3_16_0_ym19_1_1473645335108_2230"/>圍土地再行重新計算，相關處理程序可請教行政處法制科及地政處，並請陳課長錄案列管積極辦理。</text:p>
            </text:list-item>
            <text:list-item>
              <text:p text:style-name="P14"><text:bookmark text:name="yui_3_16_0_ym19_1_1473645335108_2151"/><text:bookmark text:name="yui_3_16_0_ym19_1_1473645335108_2224"/><text:bookmark text:name="yui_3_16_0_ym19_1_1473645335108_2223"/><text:span text:style-name="T3">地政處就西定段</text:span><text:bookmark text:name="yui_3_16_0_ym19_1_1473645335108_2222"/><text:span text:style-name="T4">568</text:span><text:span text:style-name="T3">地號不動產糾紛案，囑交本所再加測該道路上方建物陽台投影面積乙節，請</text:span><text:bookmark text:name="yui_3_16_0_ym19_1_1473645335108_2268"/><text:bookmark text:name="yui_3_16_0_ym19_1_1473645335108_2267"/>注意切實辦理。</text:p>
            </text:list-item>
            <text:list-item>
              <text:p text:style-name="P14"><text:bookmark text:name="yui_3_16_0_ym19_1_1473645335108_2146"/><text:bookmark text:name="yui_3_16_0_ym19_1_1473645335108_2261"/><text:bookmark text:name="yui_3_16_0_ym19_1_1473645335108_2262"/><text:span text:style-name="T3">本所與信義所合併成立之國賠事件處理小組委員任期即將屆滿，請一課依該小組設置要點規定簽</text:span><text:bookmark text:name="yui_3_16_0_ym19_1_1473645335108_2360"/><text:bookmark text:name="yui_3_16_0_ym19_1_1473645335108_2359"/>會信義所辦理委員續聘事宜。</text:p>
            </text:list-item>
          </text:list>
        </text:list-item>
      </text:list>
      <text:p text:style-name="P3"/>
      <text:list xml:id="list36425104" text:continue-numbering="true" text:style-name="L5">
        <text:list-item>
          <text:p text:style-name="P6">散會：下午2時45分</text:p>
          <text:list>
            <text:list-header>
              <text:p text:style-name="P6"/>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erif"/>
    <style:font-face style:name="標楷體" svg:font-family="標楷體"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新細明體"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zh" style:country-asian="TW"/>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span text:style-name="MT1"><text:page-count>4</text:page-count></text:span></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登記課 安樂地政</meta:initial-creator>
    <meta:creation-date>2016-06-29T13:28:16.62</meta:creation-date>
    <dc:date>2016-09-12T16:01:55.91</dc:date>
    <dc:creator>登記課 安樂地政</dc:creator>
    <meta:editing-duration>PT7H40M27S</meta:editing-duration>
    <meta:editing-cycles>27</meta:editing-cycles>
    <meta:generator>OpenOffice/4.1.2$Win32 OpenOffice.org_project/412m3$Build-9782</meta:generator>
    <meta:document-statistic meta:table-count="0" meta:image-count="0" meta:object-count="0" meta:page-count="4" meta:paragraph-count="65" meta:word-count="1899" meta:character-count="2106"/>
  </office:meta>
</office:document-meta>
</file>